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Calibri" style:font-family-asian="Calibri" style:font-family-complex="Calibri" fo:background-color="transparent" fo:color="#ff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48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49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5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) Doar sangue: deve permitir escolher um doador (como resultado de uma pesquisa), entrar com o volume de sangue doado (em ml), a data e a hora da coleta e o tipo sanguíneo e RH corretos do doador. A doação deve ser salva no BD associada a esse doador e o doador deve ser atualizado no BD com o tipo sanguíneo, RH e tipoRHCorretos<text:s text:c="2"/>recebendo true.</text:span><text:span text:style-name="T2"/></text:p>
      <text:p text:style-name="P2"><text:span text:style-name="T3"/></text:p>
      <text:p text:style-name="P2"><text:span text:style-name="T3">Para fazermos essa etapa cria um novo arquivo aonde está o react:</text:span></text:p>
      <text:p text:style-name="P3"><draw:frame text:anchor-type="as-char" svg:width="68.26mm" svg:height="123.56mm" style:rel-width="scale" style:rel-height="scale"><draw:object-ole xlink:href="OleObj1"/><draw:image xlink:href="ObjectReplacements/OleObj1"/></draw:frame><text:span text:style-name="T3"/></text:p>
      <text:p text:style-name="P4"><text:span text:style-name="T4">Feito isso iremos partir para o codigo dessa nova página. Iremos começar pelos hooks:</text:span></text:p>
      <text:p text:style-name="P4"><text:span text:style-name="T5"><text:s/>function Doar() {</text:span></text:p>
      <text:p text:style-name="P4"><text:span text:style-name="T5"><text:s text:c="2"/>const [doadores, setDoadores] = useState([]);</text:span></text:p>
      <text:p text:style-name="P4"><text:span text:style-name="T5"><text:s text:c="2"/>const [formData, setFormData] = useState({</text:span></text:p>
      <text:p text:style-name="P4"><text:span text:style-name="T5"><text:s text:c="4"/>codigoDoador: 0, // Inicialmente vazio</text:span></text:p>
      <text:p text:style-name="P4"><text:span text:style-name="T5"><text:s text:c="4"/>volume: "",</text:span></text:p>
      <text:p text:style-name="P4"><text:span text:style-name="T5"><text:s text:c="4"/>dataColeta: "",</text:span></text:p>
      <text:p text:style-name="P4"><text:span text:style-name="T5"><text:s text:c="4"/>horaColeta: ""</text:span></text:p>
      <text:p text:style-name="P4"><text:span text:style-name="T5"><text:s text:c="2"/>});</text:span></text:p>
      <text:p text:style-name="P4"><text:span text:style-name="T5"><text:s text:c="2"/>const [responseMessage, setResponseMessage] = useState("");</text:span></text:p>
      <text:p text:style-name="P4"><text:span text:style-name="T5"><text:s text:c="2"/>const [errors, setErrors] = useState({});</text:span></text:p>
      <text:p text:style-name="P4"><text:span text:style-name="T6"/></text:p>
      <text:p text:style-name="P4"><text:span text:style-name="T7">Fazemos uso do useEffect aqui para ele realizar esse operação somente depois que o componente estiver 100% renderizado.Essa função abaixo é para pegarmos todos os doadores que estão no banco de dados, pegamos ele e jogamos dentro do array de doadores que fizemos acima</text:span></text:p>
      <text:p text:style-name="P4"><text:span text:style-name="T8"><text:s text:c="2"/></text:span><text:span text:style-name="T9">useEffect(() =&gt; {</text:span></text:p>
      <text:p text:style-name="P4"><text:span text:style-name="T9"><text:s text:c="4"/>const fetchDoadores = async () =&gt; {</text:span></text:p>
      <text:p text:style-name="P4"><text:span text:style-name="T9"><text:s text:c="6"/>try {</text:span></text:p>
      <text:p text:style-name="P4"><text:span text:style-name="T9"><text:s text:c="8"/>const response = await axios.get('</text:span><text:a xlink:href="http://localhost:5171/validar?booleano=true"><text:span text:style-name="T10">http://localhost:5171/validar?booleano=true</text:span></text:a><text:span text:style-name="T11">');</text:span></text:p>
      <text:p text:style-name="P4"><text:span text:style-name="T11"><text:s text:c="8"/>setDoadores(response.data);</text:span></text:p>
      <text:p text:style-name="P4"><text:span text:style-name="T11"><text:s text:c="6"/>} catch (error) {</text:span></text:p>
      <text:p text:style-name="P4"><text:span text:style-name="T11"><text:s text:c="8"/>console.error("Erro ao buscar doadores", error);</text:span></text:p>
      <text:p text:style-name="P4"><text:span text:style-name="T11"><text:s text:c="6"/>}</text:span></text:p>
      <text:p text:style-name="P4"><text:span text:style-name="T11"><text:s text:c="4"/>};</text:span></text:p>
      <text:p text:style-name="P4"><text:span text:style-name="T11"><text:s text:c="4"/>fetchDoadores();</text:span></text:p>
      <text:p text:style-name="P4"><text:span text:style-name="T11"><text:s text:c="2"/>}, []);</text:span></text:p>
      <text:p text:style-name="P4"><text:span text:style-name="T12"/></text:p>
      <text:p text:style-name="P4"><text:span text:style-name="T13">Agora a função para o input</text:span><text:span text:style-name="T14"/></text:p>
      <text:p text:style-name="P4"><text:span text:style-name="T15">const handleChange = (e) =&gt; {</text:span></text:p>
      <text:p text:style-name="P4"><text:span text:style-name="T15"><text:s text:c="2"/>const { name, value } = e.target;</text:span></text:p>
      <text:p text:style-name="P4"><text:span text:style-name="T15"><text:s text:c="2"/>setFormData(prevState =&gt; ({</text:span></text:p>
      <text:p text:style-name="P4"><text:span text:style-name="T15"><text:s text:c="4"/>...prevState,</text:span></text:p>
      <text:p text:style-name="P4"><text:span text:style-name="T15"><text:s text:c="4"/>[name]: value</text:span></text:p>
      <text:p text:style-name="P4"><text:span text:style-name="T15"><text:s text:c="2"/>}));</text:span></text:p>
      <text:p text:style-name="P4"><text:span text:style-name="T15"><text:s text:c="2"/>const validationErrors = validate({ ...formData, [name]: value });</text:span></text:p>
      <text:p text:style-name="P4"><text:span text:style-name="T15"><text:s text:c="2"/>setErrors(validationErrors);</text:span></text:p>
      <text:p text:style-name="P4"><text:span text:style-name="T15">};</text:span></text:p>
      <text:p text:style-name="P4"><text:span text:style-name="T16"/></text:p>
      <text:p text:style-name="P4"><text:span text:style-name="T17">Função para<text:s text:c="2"/>submissão do formulário. Dentro dessa função iremos tratar os erros, mandar os dados do formulário para o back-end e iremos chamar a função de validar os inputs novamente para que nada seja passado de forma errada.</text:span><text:span text:style-name="T18"/></text:p>
      <text:p text:style-name="P4"><text:span text:style-name="T19">const handleSubmit = async (e) =&gt; {</text:span></text:p>
      <text:p text:style-name="P4"><text:span text:style-name="T19"><text:s text:c="4"/>e.preventDefault();</text:span></text:p>
      <text:p text:style-name="P4"><text:span text:style-name="T19"><text:s text:c="4"/>const validationErrors = validate(formData);</text:span></text:p>
      <text:p text:style-name="P4"><text:span text:style-name="T19"><text:s text:c="4"/>if (Object.keys(validationErrors).length &gt; 0) {</text:span></text:p>
      <text:p text:style-name="P4"><text:span text:style-name="T19"><text:s text:c="6"/>setErrors(validationErrors);</text:span></text:p>
      <text:p text:style-name="P4"><text:span text:style-name="T19"><text:s text:c="6"/>return;</text:span></text:p>
      <text:p text:style-name="P4"><text:span text:style-name="T19"><text:s text:c="4"/>}</text:span></text:p>
      <text:p text:style-name="P4"><text:span text:style-name="T19"><text:s text:c="4"/>try {</text:span></text:p>
      <text:p text:style-name="P4"><text:span text:style-name="T20">Criamos aqui dentro o objeto dataToSend, para estruturar os dados exatamente como o back-end espera recebê-los.</text:span><text:span text:style-name="T21"/></text:p>
      <text:p text:style-name="P4"><text:span text:style-name="T22"><text:s text:c="6"/>const volume = parseFloat(formData.volume); // Converte para número decimal, se<text:s text:c="7"/><text:tab/>necessário</text:span></text:p>
      <text:p text:style-name="P4"><text:span text:style-name="T22"><text:s text:c="6"/>const codigoDoador = parseInt(formData.codigoDoador);</text:span></text:p>
      <text:p text:style-name="P4"><text:span text:style-name="T22"><text:s text:c="6"/>const dataToSend = {</text:span></text:p>
      <text:p text:style-name="P4"><text:span text:style-name="T22"><text:s text:c="8"/>codigoDoador: codigoDoador,</text:span></text:p>
      <text:p text:style-name="P4"><text:span text:style-name="T22"><text:s text:c="8"/>volume: volume,</text:span></text:p>
      <text:p text:style-name="P4"><text:span text:style-name="T22"><text:s text:c="8"/>dataColeta: formData.dataColeta,</text:span></text:p>
      <text:p text:style-name="P4"><text:span text:style-name="T22"><text:s text:c="8"/>horaColeta: formData.horaColeta </text:span></text:p>
      <text:p text:style-name="P4"><text:span text:style-name="T22"><text:s text:c="6"/>};</text:span></text:p>
      <text:p text:style-name="P4"><text:span text:style-name="T22"><text:s text:c="2"/></text:span></text:p>
      <text:p text:style-name="P4"><text:span text:style-name="T22"><text:s text:c="6"/>const response = await axios.post('</text:span><text:a xlink:href="http://localhost:5171/doar-sangue"><text:span text:style-name="T23">http://localhost:5171/doar-sangue</text:span></text:a><text:span text:style-name="T24">', dataToSend);</text:span></text:p>
      <text:p text:style-name="P4"><text:span text:style-name="T24"><text:s text:c="6"/>setResponseMessage(response.data);</text:span></text:p>
      <text:p text:style-name="P4"><text:span text:style-name="T24"><text:s text:c="4"/>} catch (error) {</text:span></text:p>
      <text:p text:style-name="P4"><text:span text:style-name="T24"><text:s text:c="6"/>console.error('Erro ao enviar dados:', error);</text:span></text:p>
      <text:p text:style-name="P4"><text:span text:style-name="T24"><text:s text:c="6"/>setResponseMessage('Erro ao enviar dados: ' + error.message);</text:span></text:p>
      <text:p text:style-name="P4"><text:span text:style-name="T24"><text:s text:c="4"/>}</text:span></text:p>
      <text:p text:style-name="P4"><text:span text:style-name="T24"><text:s text:c="2"/>};</text:span></text:p>
      <text:p text:style-name="P4"><text:span text:style-name="T25"/></text:p>
      <text:p text:style-name="P4"><text:span text:style-name="T26">Função para validar os inputs</text:span></text:p>
      <text:p text:style-name="P4"><text:span text:style-name="T26">Uma função simples para validação de inputs, que caso o usuário deixe de colocar ou digite de forma errada irá retornar uma mensagem<text:s/></text:span><text:span text:style-name="T27"/></text:p>
      <text:p text:style-name="P4"><text:span text:style-name="T28"><text:s/>const validate = (data) =&gt; {</text:span></text:p>
      <text:p text:style-name="P4"><text:span text:style-name="T28"><text:s text:c="4"/>let errors = {};</text:span></text:p>
      <text:p text:style-name="P4"><text:span text:style-name="T28"/></text:p>
      <text:p text:style-name="P4"><text:span text:style-name="T28"><text:s text:c="4"/>if (!data.codigoDoador || isNaN(data.codigoDoador) || data.codigoDoador &lt;= 0) {</text:span></text:p>
      <text:p text:style-name="P4"><text:span text:style-name="T28"><text:s text:c="6"/>errors.codigoDoador = "Selecione um doador válido.";</text:span></text:p>
      <text:p text:style-name="P4"><text:span text:style-name="T28"><text:s text:c="4"/>}</text:span></text:p>
      <text:p text:style-name="P4"><text:span text:style-name="T28"/></text:p>
      <text:p text:style-name="P4"><text:span text:style-name="T28"><text:s text:c="4"/>if (!data.volume || data.volume &lt;= 0) {</text:span></text:p>
      <text:p text:style-name="P4"><text:span text:style-name="T28"><text:s text:c="6"/>errors.volume = "Volume deve ser maior que 0.";</text:span></text:p>
      <text:p text:style-name="P4"><text:span text:style-name="T28"><text:s text:c="4"/>}</text:span></text:p>
      <text:p text:style-name="P4"><text:span text:style-name="T28"/></text:p>
      <text:p text:style-name="P4"><text:span text:style-name="T28"><text:s text:c="4"/>if (!data.dataColeta) {</text:span></text:p>
      <text:p text:style-name="P4"><text:span text:style-name="T28"><text:s text:c="6"/>errors.dataColeta = "Data da coleta obrigatória.";</text:span></text:p>
      <text:p text:style-name="P4"><text:span text:style-name="T28"><text:s text:c="4"/>}</text:span></text:p>
      <text:p text:style-name="P4"><text:span text:style-name="T28"/></text:p>
      <text:p text:style-name="P4"><text:span text:style-name="T28"><text:s text:c="4"/>if (!data.horaColeta) {</text:span></text:p>
      <text:p text:style-name="P4"><text:span text:style-name="T28"><text:s text:c="6"/>errors.horaColeta = "Hora da coleta obrigatória.";</text:span></text:p>
      <text:p text:style-name="P4"><text:span text:style-name="T28"><text:s text:c="4"/>}</text:span></text:p>
      <text:p text:style-name="P4"><text:span text:style-name="T28"/></text:p>
      <text:p text:style-name="P4"><text:span text:style-name="T28"><text:s text:c="4"/>return errors;</text:span></text:p>
      <text:p text:style-name="P4"><text:span text:style-name="T28"><text:s text:c="2"/>};</text:span></text:p>
      <text:p text:style-name="P4"><text:span text:style-name="T29"/></text:p>
      <text:p text:style-name="P4"><text:span text:style-name="T29"/></text:p>
      <text:p text:style-name="P4"><text:span text:style-name="T30">Formulário para á página</text:span><text:span text:style-name="T31">: </text:span></text:p>
      <text:p text:style-name="P4"><text:span text:style-name="T32">return (</text:span></text:p>
      <text:p text:style-name="P4"><text:span text:style-name="T32"><text:s text:c="4"/>&lt;div&gt;</text:span></text:p>
      <text:p text:style-name="P4"><text:span text:style-name="T32"><text:s text:c="6"/>&lt;form onSubmit={handleSubmit}&gt;</text:span></text:p>
      <text:p text:style-name="P4"><text:span text:style-name="T32"><text:s text:c="8"/>&lt;h1&gt;Doar Sangue&lt;/h1&gt;</text:span></text:p>
      <text:p text:style-name="P4"><text:span text:style-name="T32"><text:s text:c="8"/>&lt;label&gt;</text:span></text:p>
      <text:p text:style-name="P4"><text:span text:style-name="T32"><text:s text:c="10"/>Doador:</text:span></text:p>
      <text:p text:style-name="P4"><text:span text:style-name="T32"><text:s text:c="10"/>&lt;select name="codigoDoador" value={formData.codigoDoador} onChange={handleChange}&gt;</text:span></text:p>
      <text:p text:style-name="P4"><text:span text:style-name="T32"><text:s text:c="12"/>&lt;option value="0"&gt;Selecione o doador...&lt;/option&gt;</text:span></text:p>
      <text:p text:style-name="P4"><text:span text:style-name="T32"><text:s text:c="12"/>{doadores.map(doador =&gt; (</text:span></text:p>
      <text:p text:style-name="P4"><text:span text:style-name="T32"><text:s text:c="14"/>&lt;option key={doador.codigo} value={doador.codigo}&gt;</text:span></text:p>
      <text:p text:style-name="P4"><text:span text:style-name="T32"><text:s text:c="16"/>{doador.nome}</text:span></text:p>
      <text:p text:style-name="P4"><text:span text:style-name="T32"><text:s text:c="14"/>&lt;/option&gt;</text:span></text:p>
      <text:p text:style-name="P4"><text:span text:style-name="T32"><text:s text:c="12"/>))}</text:span></text:p>
      <text:p text:style-name="P4"><text:span text:style-name="T32"><text:s text:c="10"/>&lt;/select&gt;</text:span></text:p>
      <text:p text:style-name="P4"><text:span text:style-name="T32"><text:s text:c="10"/>{errors.codigoDoador &amp;&amp; &lt;span&gt;{errors.codigoDoador}&lt;/span&gt;}</text:span></text:p>
      <text:p text:style-name="P4"><text:span text:style-name="T32"><text:s text:c="8"/>&lt;/label&gt;</text:span></text:p>
      <text:p text:style-name="P4"><text:span text:style-name="T32"><text:s text:c="8"/>&lt;br /&gt;</text:span></text:p>
      <text:p text:style-name="P4"><text:span text:style-name="T32"><text:s text:c="8"/>&lt;label&gt;</text:span></text:p>
      <text:p text:style-name="P4"><text:span text:style-name="T32"><text:s text:c="10"/>Volume (ml):</text:span></text:p>
      <text:p text:style-name="P4"><text:span text:style-name="T32"><text:s text:c="10"/>&lt;input type="number" name="volume" value={formData.volume} onChange={handleChange} /&gt;</text:span></text:p>
      <text:p text:style-name="P4"><text:span text:style-name="T32"><text:s text:c="10"/>{errors.volume &amp;&amp; &lt;span&gt;{errors.volume}&lt;/span&gt;}</text:span></text:p>
      <text:p text:style-name="P4"><text:span text:style-name="T32"><text:s text:c="8"/>&lt;/label&gt;</text:span></text:p>
      <text:p text:style-name="P4"><text:span text:style-name="T32"><text:s text:c="8"/>&lt;br /&gt;</text:span></text:p>
      <text:p text:style-name="P4"><text:span text:style-name="T32"><text:s text:c="8"/>&lt;label&gt;</text:span></text:p>
      <text:p text:style-name="P4"><text:span text:style-name="T32"><text:s text:c="10"/>Data da Coleta:</text:span></text:p>
      <text:p text:style-name="P4"><text:span text:style-name="T32"><text:s text:c="10"/>&lt;input type="date" name="dataColeta" value={formData.dataColeta} onChange={handleChange} /&gt;</text:span></text:p>
      <text:p text:style-name="P4"><text:span text:style-name="T32"><text:s text:c="10"/>{errors.dataColeta &amp;&amp; &lt;span&gt;{errors.dataColeta}&lt;/span&gt;}</text:span></text:p>
      <text:p text:style-name="P4"><text:span text:style-name="T32"><text:s text:c="8"/>&lt;/label&gt;</text:span></text:p>
      <text:p text:style-name="P4"><text:span text:style-name="T32"><text:s text:c="8"/>&lt;br /&gt;</text:span></text:p>
      <text:p text:style-name="P4"><text:span text:style-name="T32"><text:s text:c="8"/>&lt;label&gt;</text:span></text:p>
      <text:p text:style-name="P4"><text:span text:style-name="T32"><text:s text:c="10"/>Hora da Coleta:</text:span></text:p>
      <text:p text:style-name="P4"><text:span text:style-name="T32"><text:s text:c="10"/>&lt;input type="time" name="horaColeta" value={formData.horaColeta} onChange={handleChange} /&gt;</text:span></text:p>
      <text:p text:style-name="P4"><text:span text:style-name="T32"><text:s text:c="10"/>{errors.horaColeta &amp;&amp; &lt;span&gt;{errors.horaColeta}&lt;/span&gt;}</text:span></text:p>
      <text:p text:style-name="P4"><text:span text:style-name="T32"><text:s text:c="8"/>&lt;/label&gt;</text:span></text:p>
      <text:p text:style-name="P4"><text:span text:style-name="T32"><text:s text:c="8"/>&lt;br /&gt;</text:span></text:p>
      <text:p text:style-name="P4"><text:span text:style-name="T32"><text:s text:c="8"/>&lt;button type="submit"&gt;Doar&lt;/button&gt;</text:span></text:p>
      <text:p text:style-name="P4"><text:span text:style-name="T32"><text:s text:c="8"/>&lt;button type="button" onClick={() =&gt; window.location.href = '/'}&gt;Ir paga a pagina de inicial&lt;/button&gt;</text:span></text:p>
      <text:p text:style-name="P4"><text:span text:style-name="T32"><text:s text:c="8"/>&lt;button type="button" onClick={() =&gt; window.location.href = '/Pg2'}&gt;Ir para a página de buscas&lt;/button&gt;</text:span></text:p>
      <text:p text:style-name="P4"><text:span text:style-name="T32"><text:s text:c="6"/>&lt;/form&gt;</text:span></text:p>
      <text:p text:style-name="P4"><text:span text:style-name="T32"><text:s text:c="6"/>{responseMessage &amp;&amp; &lt;p&gt;{responseMessage}&lt;/p&gt;}</text:span></text:p>
      <text:p text:style-name="P4"><text:span text:style-name="T32"><text:s text:c="4"/>&lt;/div&gt;</text:span></text:p>
      <text:p text:style-name="P4"><text:span text:style-name="T32"><text:s text:c="2"/>);</text:span></text:p>
      <text:p text:style-name="P4"><text:span text:style-name="T32">}</text:span></text:p>
      <text:p text:style-name="P4"><text:span text:style-name="T33"/></text:p>
      <text:p text:style-name="P4"><text:span text:style-name="T34">export default Doar;</text:span><text:span text:style-name="T35"/></text:p>
      <text:p text:style-name="P4"><text:span text:style-name="T36">OBS: Não esquecer de adicionar a página doar ao arquivo de rotas</text:span></text:p>
      <text:p text:style-name="P5"><draw:frame text:anchor-type="as-char" svg:width="146.58mm" svg:height="100.28mm" style:rel-width="scale" style:rel-height="scale"><draw:object-ole xlink:href="OleObj2"/><draw:image xlink:href="ObjectReplacements/OleObj2"/></draw:frame><text:span text:style-name="T36"/></text:p>
      <text:p text:style-name="P6"><text:span text:style-name="T37"/></text:p>
      <text:p text:style-name="P6"><text:span text:style-name="T37"/></text:p>
      <text:p text:style-name="P6"><text:span text:style-name="T38">Partindo agora para o back-end, teremos que criar um end point no qual irá receber a url com os dados que a função handleSubmit nos passou, fazer a leitura(fazendo a deselirialização) desses dados, converter o que precisar, fazer mais validações para ver se os dados são válidos(pode ocorrer de na hora da deserialização algum dado ficou errado)</text:span><text:span text:style-name="T39"/></text:p>
      <text:p text:style-name="P6"><text:span text:style-name="T40">app.MapPost("/doar-sangue", async (HttpContext httpContext) =&gt;</text:span></text:p>
      <text:p text:style-name="P6"><text:span text:style-name="T40">{</text:span></text:p>
      <text:p text:style-name="P6"><text:span text:style-name="T40"><text:s text:c="4"/>try</text:span></text:p>
      <text:p text:style-name="P6"><text:span text:style-name="T40"><text:s text:c="4"/>{</text:span></text:p>
      <text:p text:style-name="P6"><text:span text:style-name="T40"/></text:p>
      <text:p text:style-name="P6"><text:span text:style-name="T40"><text:s text:c="8"/>var requestBody = await new<text:s text:c="2"/>StreamReader(httpContext.Request.Body).ReadToEndAsync();</text:span></text:p>
      <text:p text:style-name="P6"><text:span text:style-name="T40"><text:s text:c="8"/>var options = new JsonSerializerOptions</text:span></text:p>
      <text:p text:style-name="P6"><text:span text:style-name="T40"><text:s text:c="8"/>{</text:span></text:p>
      <text:p text:style-name="P6"><text:span text:style-name="T40"><text:s text:c="12"/>PropertyNameCaseInsensitive = true,</text:span></text:p>
      <text:p text:style-name="P6"><text:span text:style-name="T40"><text:s text:c="12"/>Converters = { new DateTimeConverter("yyyy-MM-dd"), new TimeSpanConverter(@"hh\:mm") }</text:span></text:p>
      <text:p text:style-name="P6"><text:span text:style-name="T40"><text:s text:c="8"/>};</text:span></text:p>
      <text:p text:style-name="P6"><text:span text:style-name="T40"/></text:p>
      <text:p text:style-name="P6"><text:span text:style-name="T40"><text:s text:c="8"/>var doacaoRequest = JsonSerializer.Deserialize&lt;DoacaoRequest&gt;(requestBody, options);</text:span></text:p>
      <text:p text:style-name="P6"><text:span text:style-name="T40"/></text:p>
      <text:p text:style-name="P6"><text:span text:style-name="T40"><text:s text:c="8"/>// Convertendo a data e hora da coleta para DateTime e TimeSpan</text:span></text:p>
      <text:p text:style-name="P6"><text:span text:style-name="T40"><text:s text:c="8"/>var dataColeta = DateTime.ParseExact(doacaoRequest.DataColeta, "yyyy-MM-dd", CultureInfo.InvariantCulture);</text:span></text:p>
      <text:p text:style-name="P6"><text:span text:style-name="T40"><text:s text:c="8"/>var horaColeta = TimeSpan.ParseExact(doacaoRequest.HoraColeta, @"hh\:mm", CultureInfo.InvariantCulture);</text:span></text:p>
      <text:p text:style-name="P6"><text:span text:style-name="T40"/></text:p>
      <text:p text:style-name="P6"><text:span text:style-name="T40"><text:s text:c="8"/>System.Console.WriteLine(dataColeta);</text:span></text:p>
      <text:p text:style-name="P6"><text:span text:style-name="T40"/></text:p>
      <text:p text:style-name="P6"><text:span text:style-name="T40"><text:s text:c="8"/>// Validar se os dados recebidos são válidos</text:span></text:p>
      <text:p text:style-name="P6"><text:span text:style-name="T40"><text:s text:c="8"/>if (doacaoRequest == null || doacaoRequest.CodigoDoador &lt;= 0 || doacaoRequest.Volume &lt;= 0)</text:span></text:p>
      <text:p text:style-name="P6"><text:span text:style-name="T40"><text:s text:c="8"/>{</text:span></text:p>
      <text:p text:style-name="P6"><text:span text:style-name="T40"><text:s text:c="12"/>httpContext.Response.StatusCode = 400;</text:span></text:p>
      <text:p text:style-name="P6"><text:span text:style-name="T40"><text:s text:c="12"/>await httpContext.Response.WriteAsync("Dados inválidos.");</text:span></text:p>
      <text:p text:style-name="P6"><text:span text:style-name="T40"><text:s text:c="12"/>return;</text:span></text:p>
      <text:p text:style-name="P6"><text:span text:style-name="T40"><text:s text:c="8"/>}</text:span></text:p>
      <text:p text:style-name="P6"><text:span text:style-name="T41"/></text:p>
      <text:p text:style-name="P6"><text:span text:style-name="T42">cadeia de caracteres que contém informações essenciais para estabelecer a conexão com o banco de dados PostgreSQL<text:s/></text:span><text:span text:style-name="T43">:<text:s text:c="7"/></text:span><text:span text:style-name="T44">string connectionString = "Host=172.30.226.119;Port=5433;Username=postgres;Password=123456;Database=bancodb";</text:span></text:p>
      <text:p text:style-name="P6"><text:span text:style-name="T44"/></text:p>
      <text:p text:style-name="P6"><text:span text:style-name="T44"><text:s text:c="8"/>using (var connection = new NpgsqlConnection(connectionString))</text:span></text:p>
      <text:p text:style-name="P6"><text:span text:style-name="T44"><text:s text:c="8"/>{</text:span></text:p>
      <text:p text:style-name="P6"><text:span text:style-name="T44"><text:s text:c="12"/>await connection.OpenAsync();</text:span></text:p>
      <text:p text:style-name="P6"><text:span text:style-name="T44"/></text:p>
      <text:p text:style-name="P6"><text:span text:style-name="T44"><text:s text:c="12"/>var sql = "INSERT INTO public.doacao (data, hora, volume, situacao, codigo_doador) " +</text:span></text:p>
      <text:p text:style-name="P6"><text:span text:style-name="T44"><text:s text:c="22"/>"VALUES (@data, @hora, @volume, @situacao, @codigo_doador)";</text:span></text:p>
      <text:p text:style-name="P6"><text:span text:style-name="T44"/></text:p>
      <text:p text:style-name="P6"><text:span text:style-name="T44"><text:s text:c="12"/>using (var command = new NpgsqlCommand(sql, connection))</text:span></text:p>
      <text:p text:style-name="P6"><text:span text:style-name="T44"><text:s text:c="12"/>{</text:span></text:p>
      <text:p text:style-name="P6"><text:span text:style-name="T44"><text:s text:c="16"/>command.Parameters.AddWithValue("data", dataColeta); // Usando a data convertida</text:span></text:p>
      <text:p text:style-name="P6"><text:span text:style-name="T44"><text:s text:c="16"/>command.Parameters.AddWithValue("hora", horaColeta); // Usando a hora convertida</text:span></text:p>
      <text:p text:style-name="P6"><text:span text:style-name="T44"><text:s text:c="16"/>command.Parameters.AddWithValue("volume", doacaoRequest.Volume);</text:span></text:p>
      <text:p text:style-name="P6"><text:span text:style-name="T44"><text:s text:c="16"/>command.Parameters.AddWithValue("situacao", "Concluida");</text:span></text:p>
      <text:p text:style-name="P6"><text:span text:style-name="T44"><text:s text:c="16"/>command.Parameters.AddWithValue("codigo_doador", doacaoRequest.CodigoDoador);</text:span></text:p>
      <text:p text:style-name="P6"><text:span text:style-name="T44"/></text:p>
      <text:p text:style-name="P6"><text:span text:style-name="T44"><text:s text:c="16"/>var result = await command.ExecuteNonQueryAsync();</text:span></text:p>
      <text:p text:style-name="P6"><text:span text:style-name="T44"><text:s text:c="16"/>Console.WriteLine($"Número de linhas afetadas: {result}");</text:span></text:p>
      <text:p text:style-name="P6"><text:span text:style-name="T44"><text:s text:c="12"/>}</text:span></text:p>
      <text:p text:style-name="P6"><text:span text:style-name="T44"/></text:p>
      <text:p text:style-name="P6"><text:span text:style-name="T44"><text:s text:c="12"/>// Atualizar o campo 'tipo_rh_corretos' na tabela 'doador'</text:span></text:p>
      <text:p text:style-name="P6"><text:span text:style-name="T44"><text:s text:c="12"/>var sqlUpdateDoador = "UPDATE public.doador SET tipo_rh_corretos = true WHERE codigo = @codigo_doador";</text:span></text:p>
      <text:p text:style-name="P6"><text:span text:style-name="T44"/></text:p>
      <text:p text:style-name="P6"><text:span text:style-name="T44"><text:s text:c="12"/>using (var commandUpdate = new NpgsqlCommand(sqlUpdateDoador, connection))</text:span></text:p>
      <text:p text:style-name="P6"><text:span text:style-name="T44"><text:s text:c="12"/>{</text:span></text:p>
      <text:p text:style-name="P6"><text:span text:style-name="T44"><text:s text:c="16"/>commandUpdate.Parameters.AddWithValue("codigo_doador", doacaoRequest.CodigoDoador);</text:span></text:p>
      <text:p text:style-name="P6"><text:span text:style-name="T44"/></text:p>
      <text:p text:style-name="P6"><text:span text:style-name="T44"><text:s text:c="16"/>var resultUpdate = await commandUpdate.ExecuteNonQueryAsync();</text:span></text:p>
      <text:p text:style-name="P6"><text:span text:style-name="T44"><text:s text:c="16"/>Console.WriteLine($"Número de linhas afetadas (UPDATE Doador): {resultUpdate}");</text:span></text:p>
      <text:p text:style-name="P6"><text:span text:style-name="T44"><text:s text:c="12"/>}</text:span></text:p>
      <text:p text:style-name="P6"><text:span text:style-name="T44"><text:s text:c="8"/>}</text:span></text:p>
      <text:p text:style-name="P6"><text:span text:style-name="T44"/></text:p>
      <text:p text:style-name="P6"><text:span text:style-name="T44"><text:s text:c="8"/>httpContext.Response.StatusCode = 200;</text:span></text:p>
      <text:p text:style-name="P6"><text:span text:style-name="T44"><text:s text:c="8"/>await httpContext.Response.WriteAsync("Doação registrada com sucesso.");</text:span></text:p>
      <text:p text:style-name="P6"><text:span text:style-name="T44"><text:s text:c="4"/>}</text:span></text:p>
      <text:p text:style-name="P6"><text:span text:style-name="T44"><text:s text:c="4"/>catch (Exception ex)</text:span></text:p>
      <text:p text:style-name="P6"><text:span text:style-name="T44"><text:s text:c="4"/>{</text:span></text:p>
      <text:p text:style-name="P6"><text:span text:style-name="T44"><text:s text:c="8"/>Console.WriteLine($"Erro ao processar a requisição: {ex.Message}");</text:span></text:p>
      <text:p text:style-name="P6"><text:span text:style-name="T44"><text:s text:c="8"/>httpContext.Response.StatusCode = 500;</text:span></text:p>
      <text:p text:style-name="P6"><text:span text:style-name="T44"><text:s text:c="8"/>await httpContext.Response.WriteAsync($"Erro ao processar a requisição: {ex.Message}");</text:span></text:p>
      <text:p text:style-name="P6"><text:span text:style-name="T44"><text:s text:c="4"/>}</text:span></text:p>
      <text:p text:style-name="P6"><text:span text:style-name="T44">});</text:span></text:p>
      <text:p text:style-name="P6"><text:span text:style-name="T45"/></text:p>
      <text:p text:style-name="P6"><text:span text:style-name="T45"/></text:p>
      <text:p text:style-name="P6"><text:span text:style-name="T46"/></text:p>
      <text:p text:style-name="P7"><text:span text:style-name="T47">2) Ver doações de doador: deve permitir escolher um doador (como resultado de uma pesquisa) e mostrar todas as doações feitas por esse doador.</text:span></text:p>
      <text:p text:style-name="P7"><text:span text:style-name="T47"/></text:p>
      <text:p text:style-name="P7"><text:span text:style-name="T47">OBS:Apartir daqui implementamos essas questões na página de busca, sugerimos que faça o mesmo</text:span></text:p>
      <text:p text:style-name="P7"><text:span text:style-name="T47"/></text:p>
      <text:p text:style-name="P7"><text:span text:style-name="T48"/></text:p>
      <text:p text:style-name="P7"><text:span text:style-name="T48">Função que irá ser chamada quando o usuário clicar no botão.</text:span><text:span text:style-name="T49"/></text:p>
      <text:p text:style-name="P7"><text:span text:style-name="T50">const handleMostrarDoacao = async (codigo) =&gt; {</text:span></text:p>
      <text:p text:style-name="P7"><text:span text:style-name="T51">Aqui estamos chamando o end-point com o metodo axios e passando na url o codigo do doador no qual queremos ver as doações</text:span><text:span text:style-name="T52"/></text:p>
      <text:p text:style-name="P7"><text:span text:style-name="T52"><text:s text:c="4"/>try {</text:span></text:p>
      <text:p text:style-name="P7"><text:span text:style-name="T52"><text:s text:c="6"/>const response = await axios.get(`http://localhost:5171/doacoes?codigoDoador=${codigo}`);</text:span></text:p>
      <text:p text:style-name="P7"><text:span text:style-name="T52"><text:s text:c="6"/>setDoacoes(response.data);</text:span></text:p>
      <text:p text:style-name="P7"><text:span text:style-name="T52"><text:s text:c="4"/>} catch (error) {</text:span></text:p>
      <text:p text:style-name="P7"><text:span text:style-name="T52"><text:s text:c="6"/>console.error(error);</text:span></text:p>
      <text:p text:style-name="P7"><text:span text:style-name="T52"><text:s text:c="4"/>}</text:span></text:p>
      <text:p text:style-name="P7"><text:span text:style-name="T52"><text:s text:c="2"/>};</text:span></text:p>
      <text:p text:style-name="P7"><text:span text:style-name="T52"/></text:p>
      <text:p text:style-name="P7"><text:span text:style-name="T52">No resultado da busca criamos o botão "Ver doações" para a chamada da função</text:span></text:p>
      <text:p text:style-name="P7"><text:span text:style-name="T53"/></text:p>
      <text:p text:style-name="P7"><draw:frame text:anchor-type="as-char" svg:width="146.58mm" svg:height="109.54mm" style:rel-width="scale" style:rel-height="scale"><draw:object-ole xlink:href="OleObj3"/><draw:image xlink:href="ObjectReplacements/OleObj3"/></draw:frame><text:span text:style-name="T53"/></text:p>
      <text:p text:style-name="P7"><text:span text:style-name="T53"/></text:p>
      <text:p text:style-name="P7"><text:span text:style-name="T54">Logo abaixo da div de resultados da busca criamos uma nova div para colocarmos as doações daquele doador<text:s/></text:span><text:span text:style-name="T55"/></text:p>
      <text:p text:style-name="P7"><text:span text:style-name="T56">{doacoes.length &gt; 0 &amp;&amp; (</text:span></text:p>
      <text:p text:style-name="P7"><text:span text:style-name="T56"><text:s text:c="8"/>&lt;div&gt;</text:span></text:p>
      <text:p text:style-name="P7"><text:span text:style-name="T56"><text:s text:c="10"/>&lt;h2&gt;Doações do Doador:&lt;/h2&gt;</text:span></text:p>
      <text:p text:style-name="P7"><text:span text:style-name="T56"><text:s text:c="10"/>&lt;table&gt;</text:span></text:p>
      <text:p text:style-name="P7"><text:span text:style-name="T56"><text:s text:c="12"/>&lt;thead&gt;</text:span></text:p>
      <text:p text:style-name="P7"><text:span text:style-name="T56"><text:s text:c="14"/>&lt;tr&gt;</text:span></text:p>
      <text:p text:style-name="P7"><text:span text:style-name="T56"><text:s text:c="16"/>&lt;th&gt;Nome&lt;/th&gt;</text:span></text:p>
      <text:p text:style-name="P7"><text:span text:style-name="T56"><text:s text:c="16"/>&lt;th&gt;Tipo Sanguíneo&lt;/th&gt;</text:span></text:p>
      <text:p text:style-name="P7"><text:span text:style-name="T56"><text:s text:c="16"/>&lt;th&gt;Data&lt;/th&gt;</text:span></text:p>
      <text:p text:style-name="P7"><text:span text:style-name="T56"><text:s text:c="16"/>&lt;th&gt;Hora&lt;/th&gt;</text:span></text:p>
      <text:p text:style-name="P7"><text:span text:style-name="T56"><text:s text:c="16"/>&lt;th&gt;Volume&lt;/th&gt;</text:span></text:p>
      <text:p text:style-name="P7"><text:span text:style-name="T56"><text:s text:c="14"/>&lt;/tr&gt;</text:span></text:p>
      <text:p text:style-name="P7"><text:span text:style-name="T56"><text:s text:c="12"/>&lt;/thead&gt;</text:span></text:p>
      <text:p text:style-name="P7"><text:span text:style-name="T56"><text:s text:c="12"/>&lt;tbody&gt;</text:span></text:p>
      <text:p text:style-name="P7"><text:span text:style-name="T56"><text:s text:c="14"/>{doacoes.map((doacao, index) =&gt; (</text:span></text:p>
      <text:p text:style-name="P7"><text:span text:style-name="T56"><text:s text:c="16"/>&lt;tr key={index}&gt;</text:span></text:p>
      <text:p text:style-name="P7"><text:span text:style-name="T56"><text:s text:c="18"/>&lt;td&gt;{doacao.nome}&lt;/td&gt;</text:span></text:p>
      <text:p text:style-name="P7"><text:span text:style-name="T56"><text:s text:c="18"/>&lt;td&gt;{doacao.tipoSanguineo}&lt;/td&gt;</text:span></text:p>
      <text:p text:style-name="P7"><text:span text:style-name="T56"><text:s text:c="18"/>&lt;td&gt;{doacao.data}&lt;/td&gt;</text:span></text:p>
      <text:p text:style-name="P7"><text:span text:style-name="T56"><text:s text:c="18"/>&lt;td&gt;{doacao.hora}&lt;/td&gt;</text:span></text:p>
      <text:p text:style-name="P7"><text:span text:style-name="T56"><text:s text:c="18"/>&lt;td&gt;{doacao.volume}&lt;/td&gt;</text:span></text:p>
      <text:p text:style-name="P7"><text:span text:style-name="T56"><text:s text:c="18"/>&lt;br&gt;&lt;/br&gt;</text:span></text:p>
      <text:p text:style-name="P7"><text:span text:style-name="T56"><text:s text:c="18"/>&lt;br&gt;&lt;/br&gt;</text:span></text:p>
      <text:p text:style-name="P7"><text:span text:style-name="T56"><text:s text:c="18"/>&lt;br&gt;&lt;/br&gt;</text:span></text:p>
      <text:p text:style-name="P7"><text:span text:style-name="T56"><text:s text:c="16"/>&lt;/tr&gt;</text:span></text:p>
      <text:p text:style-name="P7"><text:span text:style-name="T56"><text:s text:c="14"/>))}</text:span></text:p>
      <text:p text:style-name="P7"><text:span text:style-name="T56"><text:s text:c="12"/>&lt;/tbody&gt;</text:span></text:p>
      <text:p text:style-name="P7"><text:span text:style-name="T56"><text:s text:c="10"/>&lt;/table&gt;</text:span></text:p>
      <text:p text:style-name="P7"><text:span text:style-name="T56"><text:s text:c="8"/>&lt;/div&gt;</text:span></text:p>
      <text:p text:style-name="P7"><text:span text:style-name="T56"><text:s text:c="6"/>)}</text:span></text:p>
      <text:p text:style-name="P7"><text:span text:style-name="T57"/></text:p>
      <text:p text:style-name="P7"><text:span text:style-name="T58">Partindo para o back-end:</text:span></text:p>
      <text:p text:style-name="P7"><text:span text:style-name="T58"/></text:p>
      <text:p text:style-name="P7"><text:span text:style-name="T58">Aqui iremos cria o end-point doacoes que ira receber os dados do front-end, fazer a leitura, conectar com o banco e trazer atravez de uma query caso haja as doacoes feita por aquele usuário. Aqui utilizaremos o queryParams para facilitar a criação de uma string de consulta a partir dos dados do formulário</text:span></text:p>
      <text:p text:style-name="P7"><text:span text:style-name="T59">app.MapGet("/doacoes", async (HttpContext httpContext) =&gt;</text:span></text:p>
      <text:p text:style-name="P7"><text:span text:style-name="T59">{</text:span></text:p>
      <text:p text:style-name="P7"><text:span text:style-name="T59"><text:s text:c="4"/>try</text:span></text:p>
      <text:p text:style-name="P7"><text:span text:style-name="T59"><text:s text:c="4"/>{</text:span></text:p>
      <text:p text:style-name="P7"><text:span text:style-name="T59"><text:s text:c="8"/>var queryParams = httpContext.Request.Query;</text:span></text:p>
      <text:p text:style-name="P7"><text:span text:style-name="T59"><text:s text:c="8"/>string codigoDoador = queryParams["codigoDoador"];</text:span></text:p>
      <text:p text:style-name="P7"><text:span text:style-name="T59"/></text:p>
      <text:p text:style-name="P7"><text:span text:style-name="T59"><text:s text:c="8"/>if (string.IsNullOrEmpty(codigoDoador))</text:span></text:p>
      <text:p text:style-name="P7"><text:span text:style-name="T59"><text:s text:c="8"/>{</text:span></text:p>
      <text:p text:style-name="P7"><text:span text:style-name="T59"><text:s text:c="12"/>httpContext.Response.StatusCode = 400; // Bad Request</text:span></text:p>
      <text:p text:style-name="P7"><text:span text:style-name="T59"><text:s text:c="12"/>await httpContext.Response.WriteAsync("Código do doador é obrigatório.");</text:span></text:p>
      <text:p text:style-name="P7"><text:span text:style-name="T59"><text:s text:c="12"/>return;</text:span></text:p>
      <text:p text:style-name="P7"><text:span text:style-name="T59"><text:s text:c="8"/>}</text:span></text:p>
      <text:p text:style-name="P7"><text:span text:style-name="T59"/></text:p>
      <text:p text:style-name="P7"><text:span text:style-name="T59"><text:s text:c="8"/>string connectionString = "Host=172.30.226.119;Port=5433;Username=postgres;Password=123456;Database=bancodb";</text:span></text:p>
      <text:p text:style-name="P7"><text:span text:style-name="T59"><text:s text:c="8"/>List&lt;object&gt; doacoes = new List&lt;object&gt;();</text:span></text:p>
      <text:p text:style-name="P7"><text:span text:style-name="T59"/></text:p>
      <text:p text:style-name="P7"><text:span text:style-name="T59"><text:s text:c="8"/>using (var conn = new NpgsqlConnection(connectionString))</text:span></text:p>
      <text:p text:style-name="P7"><text:span text:style-name="T59"><text:s text:c="8"/>{</text:span></text:p>
      <text:p text:style-name="P7"><text:span text:style-name="T59"><text:s text:c="12"/>await conn.OpenAsync();</text:span></text:p>
      <text:p text:style-name="P7"><text:span text:style-name="T59"/></text:p>
      <text:p text:style-name="P7"><text:span text:style-name="T59"><text:s text:c="12"/>using (var cmd = new NpgsqlCommand())</text:span></text:p>
      <text:p text:style-name="P7"><text:span text:style-name="T59"><text:s text:c="12"/>{</text:span></text:p>
      <text:p text:style-name="P7"><text:span text:style-name="T59"><text:s text:c="16"/>cmd.Connection = conn;</text:span></text:p>
      <text:p text:style-name="P7"><text:span text:style-name="T59"><text:s text:c="16"/>cmd.CommandText = "SELECT B.nome, B.tipo_sanguineo, A.data, A.hora, A.volume " +</text:span></text:p>
      <text:p text:style-name="P7"><text:span text:style-name="T59"><text:s text:c="34"/>"FROM public.doacao AS A " + </text:span></text:p>
      <text:p text:style-name="P7"><text:span text:style-name="T59"><text:s text:c="34"/>"LEFT JOIN public.doador AS B " +</text:span></text:p>
      <text:p text:style-name="P7"><text:span text:style-name="T59"><text:s text:c="34"/>"ON A.codigo_doador = B.codigo " +</text:span></text:p>
      <text:p text:style-name="P7"><text:span text:style-name="T59"><text:s text:c="34"/>"WHERE B.codigo = @codigoDoador";</text:span></text:p>
      <text:p text:style-name="P7"><text:span text:style-name="T59"><text:s text:c="16"/>cmd.Parameters.AddWithValue("codigoDoador", long.Parse(codigoDoador));</text:span></text:p>
      <text:p text:style-name="P7"><text:span text:style-name="T59"/></text:p>
      <text:p text:style-name="P7"><text:span text:style-name="T59"><text:s text:c="16"/>using (var reader = await cmd.ExecuteReaderAsync())</text:span></text:p>
      <text:p text:style-name="P7"><text:span text:style-name="T59"><text:s text:c="16"/>{</text:span></text:p>
      <text:p text:style-name="P7"><text:span text:style-name="T59"><text:s text:c="20"/>while (await reader.ReadAsync())</text:span></text:p>
      <text:p text:style-name="P7"><text:span text:style-name="T59"><text:s text:c="20"/>{</text:span></text:p>
      <text:p text:style-name="P7"><text:span text:style-name="T59"><text:s text:c="24"/>var doacao = new</text:span></text:p>
      <text:p text:style-name="P7"><text:span text:style-name="T59"><text:s text:c="24"/>{</text:span></text:p>
      <text:p text:style-name="P7"><text:span text:style-name="T59"><text:s text:c="28"/>Nome = reader.GetString(0),</text:span></text:p>
      <text:p text:style-name="P7"><text:span text:style-name="T59"><text:s text:c="28"/>TipoSanguineo = reader.GetString(1),</text:span></text:p>
      <text:p text:style-name="P7"><text:span text:style-name="T59"><text:s text:c="28"/>Data = reader.GetDateTime(2).ToString("yyyy-MM-dd"),</text:span></text:p>
      <text:p text:style-name="P7"><text:span text:style-name="T59"><text:s text:c="28"/>Hora = reader.GetTimeSpan(3).ToString(@"hh\:mm"),</text:span></text:p>
      <text:p text:style-name="P7"><text:span text:style-name="T59"><text:s text:c="28"/>Volume = reader.GetDouble(4)</text:span></text:p>
      <text:p text:style-name="P7"><text:span text:style-name="T59"><text:s text:c="24"/>};</text:span></text:p>
      <text:p text:style-name="P7"><text:span text:style-name="T59"><text:s text:c="24"/>doacoes.Add(doacao);</text:span></text:p>
      <text:p text:style-name="P7"><text:span text:style-name="T59"><text:s text:c="20"/>}</text:span></text:p>
      <text:p text:style-name="P7"><text:span text:style-name="T59"><text:s text:c="16"/>}</text:span></text:p>
      <text:p text:style-name="P7"><text:span text:style-name="T59"><text:s text:c="12"/>}</text:span></text:p>
      <text:p text:style-name="P7"><text:span text:style-name="T59"><text:s text:c="8"/>}</text:span></text:p>
      <text:p text:style-name="P7"><text:span text:style-name="T59"/></text:p>
      <text:p text:style-name="P7"><text:span text:style-name="T59"><text:s text:c="8"/>// Log dos dados de doações</text:span></text:p>
      <text:p text:style-name="P7"><text:span text:style-name="T59"><text:s text:c="8"/>Console.WriteLine($"Doações encontradas: {doacoes.Count}");</text:span></text:p>
      <text:p text:style-name="P7"><text:span text:style-name="T59"><text:s text:c="8"/>await httpContext.Response.WriteAsJsonAsync(doacoes);</text:span></text:p>
      <text:p text:style-name="P7"><text:span text:style-name="T59"><text:s text:c="4"/>}</text:span></text:p>
      <text:p text:style-name="P7"><text:span text:style-name="T59"><text:s text:c="4"/>catch (Exception ex)</text:span></text:p>
      <text:p text:style-name="P7"><text:span text:style-name="T59"><text:s text:c="4"/>{</text:span></text:p>
      <text:p text:style-name="P7"><text:span text:style-name="T59"><text:s text:c="8"/>httpContext.Response.StatusCode = 500; // Internal Server Error</text:span></text:p>
      <text:p text:style-name="P7"><text:span text:style-name="T59"><text:s text:c="8"/>await httpContext.Response.WriteAsync($"Erro ao buscar dados do banco de dados: {ex.Message}");</text:span></text:p>
      <text:p text:style-name="P7"><text:span text:style-name="T59"><text:s text:c="4"/>}</text:span></text:p>
      <text:p text:style-name="P7"><text:span text:style-name="T59">});</text:span></text:p>
      <text:p text:style-name="P7"><text:span text:style-name="T60"/></text:p>
      <text:p text:style-name="P7"><text:span text:style-name="T61">3) Ver doações: deve permitir escolher um período com início e/ou fim e mostrar todas as doações feitas nesse período, incluindo o nome dos doadores.</text:span></text:p>
      <text:p text:style-name="P7"><text:span text:style-name="T62"/></text:p>
      <text:p text:style-name="P7"><text:span text:style-name="T62"/></text:p>
      <text:p text:style-name="P7"><text:span text:style-name="T63">Função que vai ser chamada para fazer a conexão com o back-end e trazer os dados do banco de dados</text:span><text:span text:style-name="T64"/></text:p>
      <text:p text:style-name="P7"><text:span text:style-name="T65">const handleSearchDonations = async () =&gt; {</text:span></text:p>
      <text:p text:style-name="P7"><text:span text:style-name="T65"><text:s text:c="4"/>try {</text:span></text:p>
      <text:p text:style-name="P7"><text:span text:style-name="T65"><text:s text:c="6"/>const response = await axios.get(`http://localhost:5171/search-donations?start_date=${formData.startDate}&amp;end_date=${formData.endDate}`);</text:span></text:p>
      <text:p text:style-name="P7"><text:span text:style-name="T65"><text:s text:c="6"/>setDoacoes(response.data);</text:span></text:p>
      <text:p text:style-name="P7"><text:span text:style-name="T65"><text:s text:c="6"/>console.log(response.data);</text:span></text:p>
      <text:p text:style-name="P7"><text:span text:style-name="T65"><text:s text:c="4"/>} catch (error) {</text:span></text:p>
      <text:p text:style-name="P7"><text:span text:style-name="T65"><text:s text:c="6"/>console.error(error);</text:span></text:p>
      <text:p text:style-name="P7"><text:span text:style-name="T65"><text:s text:c="4"/>}</text:span></text:p>
      <text:p text:style-name="P7"><text:span text:style-name="T65"><text:s text:c="2"/>};</text:span></text:p>
      <text:p text:style-name="P7"><text:span text:style-name="T65"/></text:p>
      <text:p text:style-name="P7"><text:span text:style-name="T65"/></text:p>
      <text:p text:style-name="P7"><text:span text:style-name="T65">&lt;div&gt;</text:span></text:p>
      <text:p text:style-name="P7"><text:span text:style-name="T65"><text:s text:c="8"/>{/* Formulário de busca de doações */}</text:span></text:p>
      <text:p text:style-name="P7"><text:span text:style-name="T65"><text:s text:c="8"/>&lt;label&gt;</text:span></text:p>
      <text:p text:style-name="P7"><text:span text:style-name="T65"><text:s text:c="10"/>Data de Início:</text:span></text:p>
      <text:p text:style-name="P7"><text:span text:style-name="T65"><text:s text:c="10"/>&lt;input type="date" name="startDate" value={formData.startDate} onChange={handleChange} /&gt;</text:span></text:p>
      <text:p text:style-name="P7"><text:span text:style-name="T65"><text:s text:c="8"/>&lt;/label&gt;</text:span></text:p>
      <text:p text:style-name="P7"><text:span text:style-name="T65"><text:s text:c="8"/>&lt;label&gt;</text:span></text:p>
      <text:p text:style-name="P7"><text:span text:style-name="T65"><text:s text:c="10"/>Data de Fim:</text:span></text:p>
      <text:p text:style-name="P7"><text:span text:style-name="T65"><text:s text:c="10"/>&lt;input type="date" name="endDate" value={formData.endDate} onChange={handleChange} /&gt;</text:span></text:p>
      <text:p text:style-name="P7"><text:span text:style-name="T65"><text:s text:c="8"/>&lt;/label&gt;</text:span></text:p>
      <text:p text:style-name="P7"><text:span text:style-name="T65"><text:s text:c="8"/>&lt;button onClick={handleSearchDonations}&gt;Buscar Doações&lt;/button&gt;</text:span></text:p>
      <text:p text:style-name="P7"><text:span text:style-name="T65">&lt;/div&gt;</text:span></text:p>
      <text:p text:style-name="P8"><text:span text:style-name="T66"/></text:p>
      <text:p text:style-name="P8"><text:span text:style-name="T66"/></text:p>
      <text:p text:style-name="P8"><text:span text:style-name="T66">Div que irá ser criada caso a função<text:s/></text:span><text:span text:style-name="T67">handleSearchDonations<text:s/></text:span><text:span text:style-name="T68">que se comunicou com o back-end tenha trazido algo do banco</text:span><text:span text:style-name="T69"/></text:p>
      <text:p text:style-name="P8"><text:span text:style-name="T70">{doacoes.length &gt; 0 &amp;&amp; (</text:span></text:p>
      <text:p text:style-name="P8"><text:span text:style-name="T70"><text:s text:c="8"/>&lt;div&gt;</text:span></text:p>
      <text:p text:style-name="P8"><text:span text:style-name="T70"><text:s text:c="10"/>&lt;h2&gt;Resultados da Busca de Doações:&lt;/h2&gt;</text:span></text:p>
      <text:p text:style-name="P8"><text:span text:style-name="T70"><text:s text:c="10"/>&lt;table&gt;</text:span></text:p>
      <text:p text:style-name="P8"><text:span text:style-name="T70"><text:s text:c="12"/>&lt;thead&gt;</text:span></text:p>
      <text:p text:style-name="P8"><text:span text:style-name="T70"><text:s text:c="14"/>&lt;tr&gt;</text:span></text:p>
      <text:p text:style-name="P8"><text:span text:style-name="T70"><text:s text:c="16"/>&lt;th&gt;Código&lt;/th&gt;</text:span></text:p>
      <text:p text:style-name="P8"><text:span text:style-name="T70"><text:s text:c="16"/>&lt;th&gt;Data&lt;/th&gt;</text:span></text:p>
      <text:p text:style-name="P8"><text:span text:style-name="T70"><text:s text:c="16"/>&lt;th&gt;Hora&lt;/th&gt;</text:span></text:p>
      <text:p text:style-name="P8"><text:span text:style-name="T70"><text:s text:c="16"/>&lt;th&gt;Volume&lt;/th&gt;</text:span></text:p>
      <text:p text:style-name="P8"><text:span text:style-name="T70"><text:s text:c="16"/>&lt;th&gt;Nome do Doador&lt;/th&gt;</text:span></text:p>
      <text:p text:style-name="P8"><text:span text:style-name="T70"><text:s text:c="14"/>&lt;/tr&gt;</text:span></text:p>
      <text:p text:style-name="P8"><text:span text:style-name="T70"><text:s text:c="12"/>&lt;/thead&gt;</text:span></text:p>
      <text:p text:style-name="P8"><text:span text:style-name="T70"><text:s text:c="12"/>&lt;tbody&gt;</text:span></text:p>
      <text:p text:style-name="P8"><text:span text:style-name="T70"><text:s text:c="14"/>{doacoes.map(doacao =&gt; (</text:span></text:p>
      <text:p text:style-name="P8"><text:span text:style-name="T70"><text:s text:c="16"/>&lt;tr key={doacao.DonationCode}&gt;</text:span></text:p>
      <text:p text:style-name="P8"><text:span text:style-name="T70"><text:s text:c="18"/>&lt;td&gt;{doacao.DonationCode}&lt;/td&gt;</text:span></text:p>
      <text:p text:style-name="P8"><text:span text:style-name="T70"><text:s text:c="18"/>&lt;td&gt;{new Date(doacao.Date).toLocaleDateString()}&lt;/td&gt;</text:span></text:p>
      <text:p text:style-name="P8"><text:span text:style-name="T70"><text:s text:c="18"/>&lt;td&gt;{doacao.Time}&lt;/td&gt;</text:span></text:p>
      <text:p text:style-name="P8"><text:span text:style-name="T70"><text:s text:c="18"/>&lt;td&gt;{doacao.Volume}&lt;/td&gt;</text:span></text:p>
      <text:p text:style-name="P8"><text:span text:style-name="T70"><text:s text:c="18"/>&lt;td&gt;{doacao.DonorName}&lt;/td&gt;</text:span></text:p>
      <text:p text:style-name="P8"><text:span text:style-name="T70"><text:s text:c="16"/>&lt;/tr&gt;</text:span></text:p>
      <text:p text:style-name="P8"><text:span text:style-name="T70"><text:s text:c="14"/>))}</text:span></text:p>
      <text:p text:style-name="P8"><text:span text:style-name="T70"><text:s text:c="12"/>&lt;/tbody&gt;</text:span></text:p>
      <text:p text:style-name="P8"><text:span text:style-name="T70"><text:s text:c="10"/>&lt;/table&gt;</text:span></text:p>
      <text:p text:style-name="P8"><text:span text:style-name="T70"><text:s text:c="8"/>&lt;/div&gt;</text:span></text:p>
      <text:p text:style-name="P8"><text:span text:style-name="T70"><text:s text:c="6"/>)}</text:span></text:p>
      <text:p text:style-name="P8"><text:span text:style-name="T71"/></text:p>
      <text:p text:style-name="P8"><text:span text:style-name="T72">Agora iremos para o back-end:</text:span></text:p>
      <text:p text:style-name="P8"><text:span text:style-name="T72">Nesse end-point iremos criar 2 variaves do tipo string para nos auxiliar na hora de fazermos a query, uma irá receber a data inicial e a outra a data final, pode ver que dentro da query utilizamos o @ para mostrar que startDate e endDate são parametros, sendo assim conseguimos deixar nossa query mais flexivel</text:span></text:p>
      <text:p text:style-name="P8"><text:span text:style-name="T73">app.MapGet("/search-donations", async (HttpContext httpContext) =&gt;</text:span></text:p>
      <text:p text:style-name="P8"><text:span text:style-name="T73">{</text:span></text:p>
      <text:p text:style-name="P8"><text:span text:style-name="T73"><text:s text:c="4"/>string startDate = httpContext.Request.Query["start_date"];</text:span></text:p>
      <text:p text:style-name="P8"><text:span text:style-name="T73"><text:s text:c="4"/>string endDate = httpContext.Request.Query["end_date"];</text:span></text:p>
      <text:p text:style-name="P8"><text:span text:style-name="T73"/></text:p>
      <text:p text:style-name="P8"><text:span text:style-name="T73"><text:s text:c="4"/>string connectionString = "Host=172.30.226.119;Port=5433;Username=postgres;Password=123456;Database=bancodb";</text:span></text:p>
      <text:p text:style-name="P8"><text:span text:style-name="T73"/></text:p>
      <text:p text:style-name="P8"><text:span text:style-name="T73"><text:s text:c="4"/>var sql = @"</text:span></text:p>
      <text:p text:style-name="P8"><text:span text:style-name="T73"><text:s text:c="8"/>SELECT d.codigo, </text:span></text:p>
      <text:p text:style-name="P8"><text:span text:style-name="T73"><text:s text:c="15"/>DATE(d.data) as data, </text:span></text:p>
      <text:p text:style-name="P8"><text:span text:style-name="T73"><text:s text:c="15"/>d.hora, </text:span></text:p>
      <text:p text:style-name="P8"><text:span text:style-name="T73"><text:s text:c="15"/>d.volume, </text:span></text:p>
      <text:p text:style-name="P8"><text:span text:style-name="T73"><text:s text:c="15"/>o.nome</text:span></text:p>
      <text:p text:style-name="P8"><text:span text:style-name="T73"><text:s text:c="8"/>FROM public.doacao d</text:span></text:p>
      <text:p text:style-name="P8"><text:span text:style-name="T73"><text:s text:c="8"/>JOIN public.doador o ON d.codigo_doador = o.codigo</text:span></text:p>
      <text:p text:style-name="P8"><text:span text:style-name="T73"><text:s text:c="8"/>WHERE (@startDate IS NULL OR d.data &gt;= @startDate)</text:span></text:p>
      <text:p text:style-name="P8"><text:span text:style-name="T73"><text:s text:c="10"/>AND (@endDate IS NULL OR d.data &lt;= @endDate)</text:span></text:p>
      <text:p text:style-name="P8"><text:span text:style-name="T73"><text:s text:c="4"/>";</text:span></text:p>
      <text:p text:style-name="P8"><text:span text:style-name="T73"/></text:p>
      <text:p text:style-name="P8"><text:span text:style-name="T73"><text:s text:c="4"/>using (var connection = new NpgsqlConnection(connectionString))</text:span></text:p>
      <text:p text:style-name="P8"><text:span text:style-name="T73"><text:s text:c="4"/>{</text:span></text:p>
      <text:p text:style-name="P8"><text:span text:style-name="T73"><text:s text:c="8"/>await connection.OpenAsync();</text:span></text:p>
      <text:p text:style-name="P8"><text:span text:style-name="T73"/></text:p>
      <text:p text:style-name="P8"><text:span text:style-name="T73"><text:s text:c="8"/>var command = new NpgsqlCommand(sql, connection);</text:span></text:p>
      <text:p text:style-name="P8"><text:span text:style-name="T73"><text:s text:c="8"/>command.Parameters.AddWithValue("startDate", string.IsNullOrEmpty(startDate) ? (object)DBNull.Value : DateTime.Parse(startDate));</text:span></text:p>
      <text:p text:style-name="P8"><text:span text:style-name="T73"><text:s text:c="8"/>command.Parameters.AddWithValue("endDate", string.IsNullOrEmpty(endDate) ? (object)DBNull.Value : DateTime.Parse(endDate));</text:span></text:p>
      <text:p text:style-name="P8"><text:span text:style-name="T73"/></text:p>
      <text:p text:style-name="P8"><text:span text:style-name="T73"><text:s text:c="8"/>var doacoes = new List&lt;DonationData&gt;();</text:span></text:p>
      <text:p text:style-name="P8"><text:span text:style-name="T73"/></text:p>
      <text:p text:style-name="P8"><text:span text:style-name="T73"><text:s text:c="8"/>using (var reader = await command.ExecuteReaderAsync())</text:span></text:p>
      <text:p text:style-name="P8"><text:span text:style-name="T73"><text:s text:c="8"/>{</text:span></text:p>
      <text:p text:style-name="P8"><text:span text:style-name="T73"><text:s text:c="12"/>while (await reader.ReadAsync())</text:span></text:p>
      <text:p text:style-name="P8"><text:span text:style-name="T73"><text:s text:c="12"/>{</text:span></text:p>
      <text:p text:style-name="P8"><text:span text:style-name="T73"><text:s text:c="16"/>var doacao = new DonationData</text:span></text:p>
      <text:p text:style-name="P8"><text:span text:style-name="T73"><text:s text:c="16"/>{</text:span></text:p>
      <text:p text:style-name="P8"><text:span text:style-name="T73"><text:s text:c="20"/>DonationCode = reader.GetInt32(reader.GetOrdinal("codigo")),</text:span></text:p>
      <text:p text:style-name="P8"><text:span text:style-name="T73"><text:s text:c="20"/>Date = reader.GetDateTime(reader.GetOrdinal("data")),</text:span></text:p>
      <text:p text:style-name="P8"><text:span text:style-name="T73"><text:s text:c="20"/>Time = reader.IsDBNull(reader.GetOrdinal("hora")) </text:span></text:p>
      <text:p text:style-name="P8"><text:span text:style-name="T73"><text:s text:c="27"/>? TimeSpan.Zero </text:span></text:p>
      <text:p text:style-name="P8"><text:span text:style-name="T73"><text:s text:c="27"/>: reader.GetTimeSpan(reader.GetOrdinal("hora")), // Define um valor padrão se o campo for nulo</text:span></text:p>
      <text:p text:style-name="P8"><text:span text:style-name="T73"><text:s text:c="20"/>Volume = (double)reader.GetDecimal(reader.GetOrdinal("volume")),</text:span></text:p>
      <text:p text:style-name="P8"><text:span text:style-name="T73"><text:s text:c="20"/>DonorName = reader.GetString(reader.GetOrdinal("nome"))</text:span></text:p>
      <text:p text:style-name="P8"><text:span text:style-name="T73"><text:s text:c="16"/>};</text:span></text:p>
      <text:p text:style-name="P8"><text:span text:style-name="T73"/></text:p>
      <text:p text:style-name="P8"><text:span text:style-name="T73"><text:s text:c="16"/>doacoes.Add(doacao);</text:span></text:p>
      <text:p text:style-name="P8"><text:span text:style-name="T73"><text:s text:c="12"/>}</text:span></text:p>
      <text:p text:style-name="P8"><text:span text:style-name="T73"><text:s text:c="8"/>}</text:span></text:p>
      <text:p text:style-name="P8"><text:span text:style-name="T73"/></text:p>
      <text:p text:style-name="P8"><text:span text:style-name="T73"><text:s text:c="8"/>var jsonResponse = JsonSerializer.Serialize(doacoes);</text:span></text:p>
      <text:p text:style-name="P8"><text:span text:style-name="T73"><text:s text:c="8"/>httpContext.Response.ContentType = "application/json";</text:span></text:p>
      <text:p text:style-name="P8"><text:span text:style-name="T73"><text:s text:c="8"/>await httpContext.Response.WriteAsync(jsonResponse);</text:span></text:p>
      <text:p text:style-name="P8"><text:span text:style-name="T73"><text:s text:c="4"/>}</text:span></text:p>
      <text:p text:style-name="P8"><text:span text:style-name="T73">}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